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atha" svg:font-family="Latha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complex="ta" style:country-complex="IN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language-complex="ta" style:country-complex="IN"/>
    </style:style>
    <style:style style:name="T2" style:family="text">
      <style:text-properties style:font-name-complex="Latha"/>
    </style:style>
    <style:style style:name="T3" style:family="text">
      <style:text-properties style:font-name-complex="Latha" style:language-complex="ta" style:country-complex="IN"/>
    </style:style>
    <style:style style:name="T4" style:family="text">
      <style:text-properties style:font-name-complex="Times New Roman"/>
    </style:style>
    <style:style style:name="T5" style:family="text">
      <style:text-properties style:font-name-complex="Times New Roman" style:language-complex="ta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<text:tab/><text:span text:style-name="MyTamilCharStyle"><text:span text:style-name="T1">ஆள்</text:span></text:span></text:p>
      <text:p text:style-name="Standard"><text:tab/><text:span text:style-name="MyTamilCharStyle"><text:span text:style-name="T1">ஒரு ஆள் அல்லது அ</text:span></text:span><text:span text:style-name="MyTamilCharStyle">னைத்து </text:span><text:span text:style-name="MyTamilCharStyle"><text:span text:style-name="T1">மனித குலத்திற்கான பொதுவான வார்த்தைகளுக்காக இந்த வரம்பைப் பயன்படுத்தவும்.</text:span></text:span></text:p>
      <text:p text:style-name="Standard"/>
      <text:p text:style-name="Standard">1.<text:tab/><text:span text:style-name="MyTamilCharStyle"><text:span text:style-name="T1">மனித குலத்தின் ஒரு தனி அங்கத்தினரைக் குறிக்கிற வார்த்தைகள் யாவை</text:span></text:span>?</text:p>
      <text:p text:style-name="Standard"><text:tab/><text:span text:style-name="MyTamilCharStyle"><text:span text:style-name="T1">நபர்</text:span></text:span>, <text:span text:style-name="MyTamilCharStyle"><text:span text:style-name="T1">மனித நபர்</text:span></text:span>, <text:span text:style-name="MyTamilCharStyle"><text:span text:style-name="T1">மனிதன் மிருகத்திற்கு எதிர்ப்பட்ட விதத்தில் பெண்ணிற்கு எதிர்ப்பட்ட விதத்தில் அல்லது.</text:span></text:span></text:p>
      <text:p text:style-name="Standard"/>
      <text:p text:style-name="Standard">2.<text:tab/><text:span text:style-name="MyTamilCharStyle"><text:span text:style-name="T1">ஒரு நபர் யாரென்று நீ நிச்சயப்படுத்தாத போது அந்த நபரைக் குறிக்கிற வார்த்தைகள் யாவை</text:span></text:span>? <text:span text:style-name="MyTamilCharStyle"><text:span text:style-name="T1">ஏதோ ஒருவர்</text:span></text:span>, <text:span text:style-name="MyTamilCharStyle"><text:span text:style-name="T1">சில நபர்</text:span></text:span></text:p>
      <text:p text:style-name="Standard"/>
      <text:p text:style-name="P2"><text:span text:style-name="MyTamilCharStyle"><text:span text:style-name="T1">ஒரு நபருக்கு அதிகமானவர்களைக் குறிக்கிற வார்த்தைகள் யாவை</text:span></text:span>? <text:span text:style-name="MyTamilCharStyle"><text:span text:style-name="T1">மக்கள்</text:span></text:span>, <text:span text:style-name="MyTamilCharStyle"><text:span text:style-name="T1">ஜனங்கள்</text:span></text:span>, <text:span text:style-name="MyTamilCharStyle"><text:span text:style-name="T1">ஜனத்தொகை</text:span></text:span>, <text:span text:style-name="MyTamilCharStyle"><text:span text:style-name="T1">பொது ஜனம்.</text:span></text:span></text:p>
      <text:p text:style-name="Standard"/>
      <text:p text:style-name="Standard">4.<text:tab/><text:span text:style-name="MyTamilCharStyle"><text:span text:style-name="T1">அனைத்து மனித குலத்தையும் குறிக்கிற வார்த்தைகள் யாவை</text:span></text:span>? <text:span text:style-name="MyTamilCharStyle"><text:span text:style-name="T1">மனிதன்</text:span></text:span>, <text:span text:style-name="MyTamilCharStyle"><text:span text:style-name="T1">மனித வர்க்கம்</text:span></text:span>, <text:span text:style-name="MyTamilCharStyle"><text:span text:style-name="T1">மனித குலம்</text:span></text:span>, <text:span text:style-name="MyTamilCharStyle"><text:span text:style-name="T1">மானிடம்.</text:span></text:span></text:p>
      <text:p text:style-name="Standard"/>
      <text:p text:style-name="Standard">5.<text:tab/><text:span text:style-name="MyTamilCharStyle"><text:span text:style-name="T1">மனிதனுடைய சிறப்பியல்பாகவுள்ள ஏதோ ஒரு கா</text:span></text:span>hp<text:span text:style-name="MyTamilCharStyle"><text:span text:style-name="T1">யத்தை விளக்கும் வார்த்தைகள் யாவை</text:span></text:span>?</text:p>
      <text:p text:style-name="Standard"><text:tab/><text:span text:style-name="MyTamilCharStyle"><text:span text:style-name="T1">மனிதத்தனம்</text:span></text:span>, <text:span text:style-name="MyTamilCharStyle"><text:span text:style-name="T1">மனித குணம்.</text:span></text:span></text:p>
      <text:p text:style-name="Standard"/>
      <text:p text:style-name="Standard">6.<text:tab/><text:span text:style-name="MyTamilCharStyle"><text:span text:style-name="T1">ஒரு நபரையும் குறிக்காத வார்த்தைகள் யாவை</text:span></text:span>?</text:p>
      <text:p text:style-name="Standard"><text:tab/><text:span text:style-name="MyTamilCharStyle"><text:span text:style-name="T1">ஒருவரும் அல்ல. யாரும் அல்ல</text:span></text:span></text:p>
      <text:p text:style-name="Standard"/>
      <text:p text:style-name="Standard">2.1.<text:tab/><text:span text:style-name="MyTamilCharStyle"><text:span text:style-name="T1">மக்களின் விதங்கள்</text:span></text:span></text:p>
      <text:p text:style-name="Standard"><text:tab/><text:span text:style-name="MyTamilCharStyle"><text:span text:style-name="T1">மக்களின் வௌ</text:span></text:span>;<text:span text:style-name="MyTamilCharStyle"><text:span text:style-name="T1">வேறு விதங்களைக் குறிக்கிற வார்த்தைகளுக்காக இந்த வரம்பை பயன்படுத்தவும் சம்பந்தப்பட்ட வரம்புகள்</text:span></text:span>, <text:span text:style-name="MyTamilCharStyle"><text:span text:style-name="T1">ஆண்</text:span></text:span>, <text:span text:style-name="MyTamilCharStyle"><text:span text:style-name="T1">பெண்</text:span></text:span>, <text:span text:style-name="MyTamilCharStyle"><text:span text:style-name="T1">வாழ்வு நிலை</text:span></text:span>, <text:span text:style-name="MyTamilCharStyle"><text:span text:style-name="T1">வர்க்கம்</text:span></text:span>, <text:span text:style-name="MyTamilCharStyle"><text:span text:style-name="T1">சமூக பி</text:span></text:span>hp<text:span text:style-name="MyTamilCharStyle"><text:span text:style-name="T1">வு.</text:span></text:span></text:p>
      <text:p text:style-name="Standard"/>
      <text:p text:style-name="Standard">1.<text:tab/><text:span text:style-name="MyTamilCharStyle"><text:span text:style-name="T1">ஆண் மற்றும் பெண் இனங்களைக் குறிக்கிற வார்த்தைகள் யாவை</text:span></text:span>?</text:p>
      <text:p text:style-name="Standard"><text:tab/><text:span text:style-name="MyTamilCharStyle"><text:span text:style-name="T1">மனிதன். மனுஷி</text:span></text:span>, <text:span text:style-name="MyTamilCharStyle"><text:span text:style-name="T1">பையன்</text:span></text:span>, <text:span text:style-name="MyTamilCharStyle"><text:span text:style-name="T1">பெண் குழந்தை.</text:span></text:span></text:p>
      <text:p text:style-name="Standard"/>
      <text:p text:style-name="Standard"><text:soft-page-break/>2.<text:tab/><text:span text:style-name="MyTamilCharStyle"><text:span text:style-name="T1">வௌ</text:span></text:span>;<text:span text:style-name="MyTamilCharStyle"><text:span text:style-name="T1">வேறு வயதினரான ஜனங்களைக் குறிக்கிற வார்த்தைகள் யாவை</text:span></text:span>?</text:p>
      <text:p text:style-name="Standard"><text:tab/><text:span text:style-name="MyTamilCharStyle"><text:span text:style-name="T1">குழந்தை</text:span></text:span>, <text:span text:style-name="MyTamilCharStyle"><text:span text:style-name="T1">பிள்ளை</text:span></text:span>, <text:span text:style-name="MyTamilCharStyle"><text:span text:style-name="T1">வாலிபர்</text:span></text:span>, <text:span text:style-name="MyTamilCharStyle"><text:span text:style-name="T1">வயது வந்தவர்</text:span></text:span>, <text:span text:style-name="MyTamilCharStyle"><text:span text:style-name="T1">பொ</text:span></text:span>p<text:span text:style-name="MyTamilCharStyle"><text:span text:style-name="T1">யோர்.</text:span></text:span></text:p>
      <text:p text:style-name="Standard"/>
      <text:p text:style-name="Standard">3.<text:tab/><text:span text:style-name="MyTamilCharStyle"><text:span text:style-name="T1">வௌ</text:span></text:span>;<text:span text:style-name="MyTamilCharStyle"><text:span text:style-name="T1">வேறு இனங்களான மக்களைக் குறிக்கிற வார்த்தைகள் யாவை</text:span></text:span>?</text:p>
      <text:p text:style-name="Standard"><text:tab/><text:span text:style-name="MyTamilCharStyle"><text:span text:style-name="T1">மஞ்சள்</text:span></text:span>, <text:span text:style-name="MyTamilCharStyle"><text:span text:style-name="T1">பழுப்பு</text:span></text:span>, <text:span text:style-name="MyTamilCharStyle"><text:span text:style-name="T1">ஆசிய</text:span></text:span>, <text:span text:style-name="MyTamilCharStyle"><text:span text:style-name="T1">கருப்பு ஆப்</text:span></text:span>hp<text:span text:style-name="MyTamilCharStyle"><text:span text:style-name="T1">க்கன்</text:span></text:span>, <text:span text:style-name="MyTamilCharStyle"><text:span text:style-name="T1">வெள்ளை</text:span></text:span>, <text:span text:style-name="MyTamilCharStyle"><text:span text:style-name="T1">ஊய</text:span></text:span>n<text:span text:style-name="MyTamilCharStyle"><text:span text:style-name="T1">உயளயை</text:span></text:span>n<text:span text:style-name="MyTamilCharStyle"><text:span text:style-name="T1">இ சிகப்பு</text:span></text:span>, <text:span text:style-name="MyTamilCharStyle"><text:span text:style-name="T1">அமொ</text:span></text:span>p<text:span text:style-name="MyTamilCharStyle"><text:span text:style-name="T1">க்க இந்தியர்</text:span></text:span>, <text:span text:style-name="MyTamilCharStyle"><text:span text:style-name="T1">இந்தியா.</text:span></text:span></text:p>
      <text:p text:style-name="Standard"/>
      <text:p text:style-name="Standard">4.<text:tab/><text:span text:style-name="MyTamilCharStyle"><text:span text:style-name="T1">வௌ</text:span></text:span>;<text:span text:style-name="MyTamilCharStyle"><text:span text:style-name="T1">வேறு பி</text:span></text:span>hp<text:span text:style-name="MyTamilCharStyle"><text:span text:style-name="T1">வினரான மக்களைக் குறிக்கிற வார்த்தைகள் யாவை</text:span></text:span>?</text:p>
      <text:p text:style-name="Standard"><text:tab/><text:span text:style-name="MyTamilCharStyle"><text:span text:style-name="T1">பணக்கார</text:span></text:span>, <text:span text:style-name="MyTamilCharStyle"><text:span text:style-name="T1">ஏழையான</text:span></text:span>, <text:span text:style-name="MyTamilCharStyle"><text:span text:style-name="T1">உயர் வகுப்பு</text:span></text:span>, <text:span text:style-name="MyTamilCharStyle"><text:span text:style-name="T1">தாழ்ந்த வகுப்பு</text:span></text:span>, <text:span text:style-name="MyTamilCharStyle"><text:span text:style-name="T1">ஜ</text:span></text:span>h<text:span text:style-name="MyTamilCharStyle"><text:span text:style-name="T1">தி</text:span></text:span>, <text:span text:style-name="MyTamilCharStyle"><text:span text:style-name="T1">வகுப்பு</text:span></text:span>, <text:span text:style-name="MyTamilCharStyle"><text:span text:style-name="T1">அந்தஸ்து.</text:span></text:span></text:p>
      <text:p text:style-name="Standard"/>
      <text:p text:style-name="Standard">-- 2 --</text:p>
      <text:p text:style-name="Standard"/>
      <text:p text:style-name="Standard">5.<text:tab/><text:span text:style-name="MyTamilCharStyle"><text:span text:style-name="T1">உன்னுடைய குழுவைச் சேர்ந்த ஒரு நபரைக் குறிக்கிற வார்த்தைகள் யாவை</text:span></text:span>?</text:p>
      <text:p text:style-name="Standard"><text:tab/><text:span text:style-name="MyTamilCharStyle"><text:span text:style-name="T1">நம்மில் ஒருவர்</text:span></text:span>, <text:span text:style-name="MyTamilCharStyle"><text:span text:style-name="T1">நம் சொந்தமான ஒருவர்</text:span></text:span>, <text:span text:style-name="MyTamilCharStyle"><text:span text:style-name="T1">நம்முடைய ஒருவர்</text:span></text:span>, <text:span text:style-name="MyTamilCharStyle"><text:span text:style-name="T1">உள் நபர்</text:span></text:span>, <text:span text:style-name="MyTamilCharStyle"><text:span text:style-name="T1">நண்பர்.</text:span></text:span></text:p>
      <text:p text:style-name="Standard"/>
      <text:p text:style-name="Standard">6.<text:tab/><text:span text:style-name="MyTamilCharStyle"><text:span text:style-name="T1">உன் குழுசை</text:span></text:span>; <text:span text:style-name="MyTamilCharStyle"><text:span text:style-name="T1">சேராத ஒரு நபரைக் குறிக்கிற வார்த்தைகள் யாவை</text:span></text:span>?</text:p>
      <text:p text:style-name="Standard"><text:tab/><text:span text:style-name="MyTamilCharStyle"><text:span text:style-name="T1">வெளி நாட்டவர்</text:span></text:span>, <text:span text:style-name="MyTamilCharStyle"><text:span text:style-name="T1">அந்நியர்</text:span></text:span>, <text:span text:style-name="MyTamilCharStyle"><text:span text:style-name="T1">பகைவர்</text:span></text:span>, <text:span text:style-name="MyTamilCharStyle"><text:span text:style-name="T1">எதிராளி.</text:span></text:span></text:p>
      <text:p text:style-name="Standard"/>
      <text:p text:style-name="Standard">2.2.<text:tab/><text:span text:style-name="MyTamilCharStyle"><text:span text:style-name="T1">உடல்</text:span></text:span></text:p>
      <text:p text:style-name="Standard"><text:tab/><text:span text:style-name="MyTamilCharStyle"><text:span text:style-name="T1">முழு மனித உடலுக்கான பொதுவான வார்த்தைகளுக்காகவும்</text:span></text:span>, <text:span text:style-name="MyTamilCharStyle"><text:span text:style-name="T1">உடலின் ஒரு பகுதிக்கான பொதுவான வார்த்தைகளுக்காகவும் இந்த வரம்பை பயன்படுத்தவும்</text:span></text:span>, <text:span text:style-name="MyTamilCharStyle"><text:span text:style-name="T1">ஒவ்வொரு பகுதியையும்</text:span></text:span>, <text:span text:style-name="MyTamilCharStyle"><text:span text:style-name="T1">முத்திரையிடுவதற்கு ஒரு படத்தையோ அல்லது வரைவையோ உபயோகிக்கவும்</text:span></text:span>, <text:span text:style-name="MyTamilCharStyle"><text:span text:style-name="T1">சில வார்த்தைகள் மற்றவைகளை விட அதிகம் பொதுவாக இருந்து <text:s/>மற்ற சில வார்த்தைகளையும் சேர்த்துக் கொள்கின்றன. உதாரணமாக</text:span></text:span>, <text:span text:style-name="MyTamilCharStyle"><text:span text:style-name="T1">முகம் அல்லது மூக்கு என்பதை விட தலை அதிகம் பொதுவாக </text:span></text:span><text:soft-page-break/><text:span text:style-name="MyTamilCharStyle"><text:span text:style-name="T1">உள்ளது. பொதுவான மற்றும் பிரத்யேக பகுதிகள் யாவும் சீட்டு எழுதப்பட்டுள்ளதா என்பது பற்றி உறுதி செய்து கொள்ளவும் சம்பந்தப்பட்ட வரம்புகள்</text:span></text:span>, <text:span text:style-name="MyTamilCharStyle"><text:span text:style-name="T1">பிணத்தைக் குறிக்கிற வார்த்தைகளுக்கு </text:span></text:span>‘<text:span text:style-name="MyTamilCharStyle"><text:span text:style-name="T1">சவம்</text:span></text:span>’ <text:span text:style-name="MyTamilCharStyle"><text:span text:style-name="T1">பார்க்கவும்.</text:span></text:span></text:p>
      <text:p text:style-name="Standard"/>
      <text:p text:style-name="Standard">1.<text:tab/><text:span text:style-name="MyTamilCharStyle"><text:span text:style-name="T1">முழு மனித உடலைக் குறிக்கிற பொதுவான வார்த்தைகள் யாவை</text:span></text:span>? <text:span text:style-name="MyTamilCharStyle"><text:span text:style-name="T1">உடல்.</text:span></text:span></text:p>
      <text:p text:style-name="Standard"/>
      <text:p text:style-name="Standard">2.<text:tab/><text:span text:style-name="MyTamilCharStyle"><text:span text:style-name="T1">உடலைப் பற்றி உபயோகிக்கப்படும் </text:span></text:span>N<text:span text:style-name="MyTamilCharStyle"><text:span text:style-name="T1">சகமான விளக்கங்கள் யாவை</text:span></text:span>?</text:p>
      <text:p text:style-name="Standard"><text:tab/><text:span text:style-name="MyTamilCharStyle"><text:span text:style-name="T1">கூடாரம்</text:span></text:span>, <text:span text:style-name="MyTamilCharStyle"><text:span text:style-name="T1">பாத்திரம்</text:span></text:span>, <text:span text:style-name="MyTamilCharStyle"><text:span text:style-name="T1">மாமிசம்.</text:span></text:span></text:p>
      <text:p text:style-name="Standard"/>
      <text:p text:style-name="Standard">3.<text:tab/><text:span text:style-name="MyTamilCharStyle"><text:span text:style-name="T1">உடலின் ஒரு பகுதியைக் குறிக்கிற பொதுவான வார்த்தைகள் யாவை</text:span></text:span>?</text:p>
      <text:p text:style-name="Standard"><text:tab/><text:span text:style-name="MyTamilCharStyle"><text:span text:style-name="T1">அங்கம்</text:span></text:span>, <text:span text:style-name="MyTamilCharStyle"><text:span text:style-name="T1">உடல் பகுதி</text:span></text:span>, <text:span text:style-name="MyTamilCharStyle"><text:span text:style-name="T1">தேக அமைப்பு.</text:span></text:span></text:p>
      <text:p text:style-name="Standard"/>
      <text:p text:style-name="Standard">2.2.1.<text:tab/><text:span text:style-name="MyTamilCharStyle"><text:span text:style-name="T1">தலை</text:span></text:span></text:p>
      <text:p text:style-name="Standard"><text:tab/><text:span text:style-name="MyTamilCharStyle"><text:span text:style-name="T1">தலையின் பாகங்களுக்காக இந்த வரம்பை பயன்படுத்தவும் சம்பந்தப்பட்ட வரம்புகள் </text:span></text:span>‘<text:span text:style-name="MyTamilCharStyle"><text:span text:style-name="T1">கொம்பு</text:span></text:span>‘ <text:span text:style-name="MyTamilCharStyle"><text:span text:style-name="T1">சம்பந்தப்பட்ட வார்த்தைகளுக்காக விலங்கு உடல் பகுதிகளைப் பார்க்கவும்</text:span></text:span>, ‘<text:span text:style-name="MyTamilCharStyle"><text:span text:style-name="T1">மண்டை ஓடு</text:span></text:span>’ <text:span text:style-name="MyTamilCharStyle"><text:span text:style-name="T1">சம்பந்தப்பட்ட வார்த்தைகளுக்கு </text:span></text:span>‘<text:span text:style-name="MyTamilCharStyle"><text:span text:style-name="T1">எலும்புகள்</text:span></text:span>’ <text:span text:style-name="MyTamilCharStyle"><text:span text:style-name="T1">பார்க்கவும் </text:span></text:span></text:p>
      <text:p text:style-name="Standard"/>
      <text:p text:style-name="Standard">1.<text:tab/><text:span text:style-name="MyTamilCharStyle"><text:span text:style-name="T1">முழு தலையையும் குறிக்கிற பொதுவான வார்த்தைகள் யாவை</text:span></text:span>?</text:p>
      <text:p text:style-name="Standard"><text:tab/><text:span text:style-name="MyTamilCharStyle"><text:span text:style-name="T1">தலை.</text:span></text:span></text:p>
      <text:p text:style-name="Standard"/>
      <text:p text:style-name="Standard">2.<text:tab/><text:span text:style-name="MyTamilCharStyle"><text:span text:style-name="T1">தலையின் பகுதிகள் யாவை</text:span></text:span>?</text:p>
      <text:p text:style-name="Standard"><text:tab/><text:span text:style-name="MyTamilCharStyle"><text:span text:style-name="T1">மயிருள்ள தோல்</text:span></text:span>, <text:span text:style-name="MyTamilCharStyle"><text:span text:style-name="T1">முகம்</text:span></text:span>, <text:span text:style-name="MyTamilCharStyle"><text:span text:style-name="T1">பின்னந்தலை</text:span></text:span>, <text:span text:style-name="MyTamilCharStyle"><text:span text:style-name="T1">முகவாய்கட்டை</text:span></text:span>, <text:span text:style-name="MyTamilCharStyle"><text:span text:style-name="T1">நெத்திப் பொட்டு.</text:span></text:span></text:p>
      <text:p text:style-name="Standard"><text:s/></text:p>
      <text:p text:style-name="Standard">-- 3 --</text:p>
      <text:p text:style-name="Standard"/>
      <text:p text:style-name="Standard">3.<text:tab/><text:span text:style-name="MyTamilCharStyle"><text:span text:style-name="T1">முகத்தின் பாகங்கள் யாவை</text:span></text:span>?</text:p>
      <text:p text:style-name="Standard"><text:soft-page-break/><text:tab/><text:span text:style-name="MyTamilCharStyle"><text:span text:style-name="T1">முகம்</text:span></text:span>, <text:span text:style-name="MyTamilCharStyle"><text:span text:style-name="T1">நெத்தி</text:span></text:span>, <text:span text:style-name="MyTamilCharStyle"><text:span text:style-name="T1">கன்னம்</text:span></text:span>, <text:span text:style-name="MyTamilCharStyle"><text:span text:style-name="T1">முகவாய்கட்டை (நாடிக்) குழி</text:span></text:span>, <text:span text:style-name="MyTamilCharStyle"><text:span text:style-name="T1">கன்னத்தில் குழ</text:span></text:span>, <text:span text:style-name="MyTamilCharStyle"><text:span text:style-name="T1">நாடி.</text:span></text:span></text:p>
      <text:p text:style-name="Standard"/>
      <text:p text:style-name="Standard">4.<text:tab/><text:span text:style-name="MyTamilCharStyle"><text:span text:style-name="T1">கண்ணின் பாகங்கள் யாவை</text:span></text:span>?</text:p>
      <text:p text:style-name="Standard"><text:tab/><text:span text:style-name="MyTamilCharStyle"><text:span text:style-name="T1">கண். கண் புருவம்</text:span></text:span>, <text:span text:style-name="MyTamilCharStyle"><text:span text:style-name="T1">கண் இமை மயிர்</text:span></text:span>, <text:span text:style-name="MyTamilCharStyle"><text:span text:style-name="T1">கண் இமை</text:span></text:span>, <text:span text:style-name="MyTamilCharStyle"><text:span text:style-name="T1">கண்மணி</text:span></text:span>, <text:span text:style-name="MyTamilCharStyle"><text:span text:style-name="T1">விளிவெண்படலம்</text:span></text:span>, <text:span text:style-name="MyTamilCharStyle"><text:span text:style-name="T1">கருவிழி</text:span></text:span>, <text:span text:style-name="MyTamilCharStyle"><text:span text:style-name="T1">வெள்ளை பகுதி</text:span></text:span>, <text:span text:style-name="MyTamilCharStyle"><text:span text:style-name="T1">கண் உருண்டை</text:span></text:span>, <text:span text:style-name="MyTamilCharStyle"><text:span text:style-name="T1">கண் ஓரம்</text:span></text:span>, <text:span text:style-name="MyTamilCharStyle"><text:span text:style-name="T1">கண்ணீர் நாளம்.</text:span></text:span></text:p>
      <text:p text:style-name="Standard"/>
      <text:p text:style-name="Standard">5.<text:tab/><text:span text:style-name="MyTamilCharStyle"><text:span text:style-name="T1">காதின் பாகங்கள் யாவை</text:span></text:span>?</text:p>
      <text:p text:style-name="Standard"><text:tab/><text:span text:style-name="MyTamilCharStyle"><text:span text:style-name="T1">காது</text:span></text:span>, <text:span text:style-name="MyTamilCharStyle"><text:span text:style-name="T1">உள்காது</text:span></text:span>, <text:span text:style-name="MyTamilCharStyle"><text:span text:style-name="T1">செவிப்பறை காது மடலின் கீழ் உள்ள சதை பகுதி</text:span></text:span>, <text:span text:style-name="MyTamilCharStyle"><text:span text:style-name="T1">நுரளவயஉ</text:span></text:span>h<text:span text:style-name="MyTamilCharStyle"><text:span text:style-name="T1">யை</text:span></text:span>n <text:span text:style-name="MyTamilCharStyle"><text:span text:style-name="T1">கூரநெ.</text:span></text:span></text:p>
      <text:p text:style-name="Standard"/>
      <text:p text:style-name="Standard">6.<text:tab/><text:span text:style-name="MyTamilCharStyle"><text:span text:style-name="T1">மூக்கின் பாகங்கள் யாவை</text:span></text:span>?</text:p>
      <text:p text:style-name="Standard"><text:span text:style-name="MyTamilCharStyle"><text:span text:style-name="T1">மூக்கு</text:span></text:span>, <text:span text:style-name="MyTamilCharStyle"><text:span text:style-name="T1">நாசித்துவாரம்</text:span></text:span>, <text:span text:style-name="MyTamilCharStyle"><text:span text:style-name="T1">ளுநிவரஅ (சவக்குழி)</text:span></text:span>, <text:span text:style-name="MyTamilCharStyle"><text:span text:style-name="T1">கபாலக்குழி.</text:span></text:span></text:p>
      <text:p text:style-name="Standard"/>
      <text:p text:style-name="Standard">7.<text:tab/><text:span text:style-name="MyTamilCharStyle"><text:span text:style-name="T1">வாயின் பாகங்கள் யாவை</text:span></text:span>?</text:p>
      <text:p text:style-name="Standard"><text:tab/><text:span text:style-name="MyTamilCharStyle"><text:span text:style-name="T1">வாய்</text:span></text:span>, <text:span text:style-name="MyTamilCharStyle"><text:span text:style-name="T1">பல் உதடு</text:span></text:span>, <text:span text:style-name="MyTamilCharStyle"><text:span text:style-name="T1">நாக்கு</text:span></text:span>, <text:span text:style-name="MyTamilCharStyle"><text:span text:style-name="T1">ஊன்</text:span></text:span>, <text:span text:style-name="MyTamilCharStyle"><text:span text:style-name="T1">உள்நாக்கு</text:span></text:span>, <text:span text:style-name="MyTamilCharStyle"><text:span text:style-name="T1">மேல்வாய்</text:span></text:span></text:p>
      <text:p text:style-name="Standard"/>
      <text:p text:style-name="Standard">8.<text:tab/><text:span text:style-name="MyTamilCharStyle"><text:span text:style-name="T1">கழுத்தின் பாகங்கள் யாவை</text:span></text:span>?</text:p>
      <text:p text:style-name="Standard"><text:tab/><text:span text:style-name="MyTamilCharStyle"><text:span text:style-name="T1">கழுத்து</text:span></text:span>, <text:span text:style-name="MyTamilCharStyle"><text:span text:style-name="T1">பிடா</text:span></text:span>p, (<text:span text:style-name="MyTamilCharStyle"><text:span text:style-name="T1">கழுத்தின் பின்பகுதி)</text:span></text:span>, <text:span text:style-name="MyTamilCharStyle"><text:span text:style-name="T1">தொண்டை</text:span></text:span>, <text:span text:style-name="MyTamilCharStyle"><text:span text:style-name="T1">குரல்வளை</text:span></text:span>, <text:span text:style-name="MyTamilCharStyle"><text:span text:style-name="T1">சுருக்கு</text:span></text:span>, <text:span text:style-name="MyTamilCharStyle"><text:span text:style-name="T1">கழுத்து</text:span></text:span>, <text:span text:style-name="MyTamilCharStyle"><text:span text:style-name="T1">தோல் மடிப்பு.</text:span></text:span></text:p>
      <text:p text:style-name="Standard"/>
      <text:p text:style-name="Standard">9.<text:tab/><text:span text:style-name="MyTamilCharStyle"><text:span text:style-name="T1">ஒரு நபருடைய முகத்தின் பாகங்களை விளக்கும் வார்த்தைகள் யாவை</text:span></text:span>?</text:p>
      <text:p text:style-name="Standard"><text:tab/><text:span text:style-name="MyTamilCharStyle"><text:span text:style-name="T1">ஒடுக்கமான (முகம்)</text:span></text:span>, <text:span text:style-name="MyTamilCharStyle"><text:span text:style-name="T1">ஏறிய (முன் நெத்தி)</text:span></text:span>, <text:span text:style-name="MyTamilCharStyle"><text:span text:style-name="T1">கனத்த (கண் புருவங்கள்)</text:span></text:span>, <text:span text:style-name="MyTamilCharStyle"><text:span text:style-name="T1">நீண்ட (கண் இமை மயிர்கள்)</text:span></text:span>, <text:span text:style-name="MyTamilCharStyle"><text:span text:style-name="T1">முத்தான (கண்கள்)</text:span></text:span>, <text:span text:style-name="MyTamilCharStyle"><text:span text:style-name="T1">வளையாத (மூக்கு)</text:span></text:span>, <text:span text:style-name="MyTamilCharStyle"><text:span text:style-name="T1">கொழுத்த கன்னங்கள்) குறுகிய (வாய்)</text:span></text:span>, <text:span text:style-name="MyTamilCharStyle"><text:span text:style-name="T1">இரட்டை நாடி.</text:span></text:span></text:p>
      <text:p text:style-name="Standard"/>
      <text:p text:style-name="Standard">2.2.2.<text:tab/><text:span text:style-name="MyTamilCharStyle"><text:span text:style-name="T1">முண்டம்</text:span></text:span></text:p>
      <text:p text:style-name="Standard"><text:tab/><text:span text:style-name="MyTamilCharStyle"><text:span text:style-name="T1">முண்டத்தின் பகுதிகளுக்காக இந்த வரம்பை பயன்படுத்தவும்.</text:span></text:span></text:p>
      <text:p text:style-name="Standard"/>
      <text:p text:style-name="Standard">1.<text:tab/><text:span text:style-name="MyTamilCharStyle"><text:span text:style-name="T1">முழு முண்டத்தைக் குறிக்கிற பொதுவான வார்த்தைகள் யாவை</text:span></text:span>?</text:p>
      <text:p text:style-name="Standard"><text:soft-page-break/><text:tab/><text:span text:style-name="MyTamilCharStyle"><text:span text:style-name="T1">முண்டம்</text:span></text:span>, <text:span text:style-name="MyTamilCharStyle"><text:span text:style-name="T1">குறைவுள்ள பகுதி</text:span></text:span>, <text:span text:style-name="MyTamilCharStyle"><text:span text:style-name="T1">வயிறு.</text:span></text:span></text:p>
      <text:p text:style-name="Standard"/>
      <text:p text:style-name="Standard">2.<text:tab/><text:span text:style-name="MyTamilCharStyle"><text:span text:style-name="T1">முண்டத்தின் பாகங்கள் யாவை</text:span></text:span>?</text:p>
      <text:p text:style-name="Standard"><text:tab/><text:span text:style-name="MyTamilCharStyle"><text:span text:style-name="T1">தோள்</text:span></text:span>, <text:span text:style-name="MyTamilCharStyle"><text:span text:style-name="T1">மார்பு</text:span></text:span>, <text:span text:style-name="MyTamilCharStyle"><text:span text:style-name="T1">மார்பகம்</text:span></text:span>, <text:span text:style-name="MyTamilCharStyle"><text:span text:style-name="T1">காம்பு</text:span></text:span>, <text:span text:style-name="MyTamilCharStyle"><text:span text:style-name="T1">வயிறு. ரண உறுப்புகள் உள்ள பகுதி</text:span></text:span>, <text:span text:style-name="MyTamilCharStyle"><text:span text:style-name="T1">தொப்புள்</text:span></text:span>, <text:span text:style-name="MyTamilCharStyle"><text:span text:style-name="T1">முதுகு</text:span></text:span>, <text:span text:style-name="MyTamilCharStyle"><text:span text:style-name="T1">கீழ்முதுகு</text:span></text:span>, <text:span text:style-name="MyTamilCharStyle"><text:span text:style-name="T1">பின் அற்றம்</text:span></text:span>, <text:span text:style-name="MyTamilCharStyle"><text:span text:style-name="T1">குண்டிகள்</text:span></text:span>, <text:span text:style-name="MyTamilCharStyle"><text:span text:style-name="T1">பக்கவாடு</text:span></text:span>, <text:span text:style-name="MyTamilCharStyle"><text:span text:style-name="T1">இடுப்பு இடை</text:span></text:span>, <text:span text:style-name="MyTamilCharStyle"><text:span text:style-name="T1">அரை</text:span></text:span>, <text:span text:style-name="MyTamilCharStyle"><text:span text:style-name="T1">இடைபள்ளம்.</text:span></text:span></text:p>
      <text:p text:style-name="Standard"><text:s/></text:p>
      <text:p text:style-name="Standard">-- 4 --</text:p>
      <text:p text:style-name="Standard"/>
      <text:p text:style-name="Standard">2.2.3.<text:tab/><text:span text:style-name="MyTamilCharStyle"><text:span text:style-name="T1">முன் கை</text:span></text:span>, <text:span text:style-name="MyTamilCharStyle"><text:span text:style-name="T1">கால்</text:span></text:span></text:p>
      <text:p text:style-name="Standard"><text:tab/><text:span text:style-name="MyTamilCharStyle"><text:span text:style-name="T1">புஜங்கள் மற்றும் கால்களுக்கான பொதுவான வார்த்தைகளுக்காக இந்த வரம்பை பயன்படுத்தவும்.</text:span></text:span></text:p>
      <text:p text:style-name="Standard"/>
      <text:p text:style-name="Standard">1.<text:tab/><text:span text:style-name="MyTamilCharStyle"><text:span text:style-name="T1">ஒரு புஜம் அல்லது காலைக் குறிக்கிற பொதுவான வார்த்தைகள் யாவை</text:span></text:span>?</text:p>
      <text:p text:style-name="Standard"><text:tab/><text:span text:style-name="MyTamilCharStyle"><text:span text:style-name="T1">அவயம்</text:span></text:span>, <text:span text:style-name="MyTamilCharStyle"><text:span text:style-name="T1">நீட்டம்</text:span></text:span>, <text:span text:style-name="MyTamilCharStyle"><text:span text:style-name="T1">புஜங்கள் மற்றும் கால்கள்.</text:span></text:span></text:p>
      <text:p text:style-name="Standard"/>
      <text:p text:style-name="Standard">2.2.3.1.<text:tab/><text:span text:style-name="MyTamilCharStyle"><text:span text:style-name="T1">புஜம்</text:span></text:span></text:p>
      <text:p text:style-name="Standard"><text:tab/><text:span text:style-name="MyTamilCharStyle"><text:span text:style-name="T1">புஜத்தின் பாகங்களுக்காக இந்த வரம்பை பயன்படுத்தவும்</text:span></text:span></text:p>
      <text:p text:style-name="Standard"/>
      <text:p text:style-name="Standard">1.<text:tab/><text:span text:style-name="MyTamilCharStyle"><text:span text:style-name="T1">முழு புஜத்தையும் குறிக்கிற பொதுவான வார்த்தைகள் யாவை</text:span></text:span>?</text:p>
      <text:p text:style-name="Standard"><text:tab/><text:span text:style-name="MyTamilCharStyle"><text:span text:style-name="T1">புஜம்.</text:span></text:span></text:p>
      <text:p text:style-name="Standard"/>
      <text:p text:style-name="Standard">2.<text:tab/><text:span text:style-name="MyTamilCharStyle"><text:span text:style-name="T1">புஜத்தின் பாகங்கள் யாவை</text:span></text:span>?</text:p>
      <text:p text:style-name="Standard"><text:tab/><text:span text:style-name="MyTamilCharStyle"><text:span text:style-name="T1">தோள்</text:span></text:span>, <text:span text:style-name="MyTamilCharStyle"><text:span text:style-name="T1">அக்குள்</text:span></text:span>, <text:span text:style-name="MyTamilCharStyle"><text:span text:style-name="T1">மேல் கை</text:span></text:span>, <text:span text:style-name="MyTamilCharStyle"><text:span text:style-name="T1">முழங்கை. சுண்டு எலும்பு. (முழங்கை நரம்பு)</text:span></text:span>, <text:span text:style-name="MyTamilCharStyle"><text:span text:style-name="T1">கீழ் புஜம்</text:span></text:span>, <text:span text:style-name="MyTamilCharStyle"><text:span text:style-name="T1">மணிக்கட்டு</text:span></text:span>, <text:span text:style-name="MyTamilCharStyle"><text:span text:style-name="T1">கை</text:span></text:span>, <text:span text:style-name="MyTamilCharStyle"><text:span text:style-name="T1">வலதுகை</text:span></text:span>, <text:span text:style-name="MyTamilCharStyle"><text:span text:style-name="T1">இடது கை</text:span></text:span>, <text:span text:style-name="MyTamilCharStyle"><text:span text:style-name="T1">குதிங்கை</text:span></text:span>, <text:span text:style-name="MyTamilCharStyle"><text:span text:style-name="T1">உள்ளங்கை</text:span></text:span>, <text:span text:style-name="MyTamilCharStyle"><text:span text:style-name="T1">கையின் பின்பகுதி</text:span></text:span>, <text:span text:style-name="MyTamilCharStyle"><text:span text:style-name="T1">முஷ்டி.</text:span></text:span></text:p>
      <text:p text:style-name="Standard"/>
      <text:p text:style-name="Standard">3.<text:tab/><text:span text:style-name="MyTamilCharStyle"><text:span text:style-name="T1">ஒரு குறிப்பிட்ட நிலையிலுள்ள ஒரு புஜம் அல்லது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" svg:font-family="Tahoma"/>
    <style:font-face style:name="Latha" svg:font-family="Latha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Absatz-Standardschriftart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MyTamilCharStyle" style:family="text"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Latha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</dc:title>
    <meta:initial-creator>Praba</meta:initial-creator>
    <meta:creation-date>2008-03-11T03:09:00</meta:creation-date>
    <dc:date>2012-11-15T15:04:39.13</dc:date>
    <meta:editing-cycles>1</meta:editing-cycles>
    <meta:editing-duration>PT18H</meta:editing-duration>
    <meta:document-statistic meta:table-count="0" meta:image-count="0" meta:object-count="0" meta:page-count="5" meta:paragraph-count="74" meta:word-count="584" meta:character-count="3118" meta:non-whitespace-character-count="2570"/>
    <meta:generator>LibreOffice/3.6$Windows_x86 LibreOffice_project/58f22d5-270d05a-e2abed1-ea17a85-9b5702</meta:generator>
    <meta:user-defined meta:name="Info 1"/>
    <meta:user-defined meta:name="Info 2"/>
    <meta:user-defined meta:name="Info 3"/>
    <meta:user-defined meta:name="Info 4"/>
  </office:meta>
</office:document-meta>
</file>